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0.68cm" fo:min-width="2.112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svg:stroke-color="#ffffff" draw:fill="none" draw:textarea-horizontal-align="justify" draw:textarea-vertical-align="middle" draw:auto-grow-height="false" fo:min-height="1cm" fo:min-width="0.75cm"/>
      <style:paragraph-properties style:writing-mode="lr-tb"/>
    </style:style>
    <style:style style:name="gr3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3.45cm" fo:min-width="1.7cm" fo:padding-top="0.15cm" fo:padding-bottom="0.15cm" fo:padding-left="0.275cm" fo:padding-right="0.275cm"/>
    </style:style>
    <style:style style:name="gr4" style:family="graphic" style:parent-style-name="standard">
      <style:graphic-properties svg:stroke-opacity="0%" draw:fill="none" draw:textarea-horizontal-align="justify" draw:textarea-vertical-align="middle" draw:auto-grow-height="false" fo:min-height="0.5cm" fo:min-width="0.25cm"/>
      <style:paragraph-properties style:writing-mode="lr-tb"/>
    </style:style>
    <style:style style:name="gr5" style:family="graphic" style:parent-style-name="standard">
      <style:graphic-properties svg:stroke-opacity="0%" draw:fill="none" draw:textarea-horizontal-align="justify" draw:textarea-vertical-align="middle" draw:auto-grow-height="false" fo:min-height="0.5cm" fo:min-width="1.35cm"/>
      <style:paragraph-properties style:writing-mode="lr-tb"/>
    </style:style>
    <style:style style:name="gr6" style:family="graphic" style:parent-style-name="objectwithoutfill">
      <style:graphic-properties svg:stroke-width="0.05cm" svg:stroke-color="#000000" draw:marker-start-width="0.28cm" draw:marker-end="Arrowheads_20_2" draw:marker-end-width="0.38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cm" svg:stroke-color="#000000" draw:marker-start-width="0.28cm" draw:marker-end="Arrowheads_20_3" draw:marker-end-width="0.38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cm" svg:stroke-color="#000000" draw:marker-start-width="0.28cm" draw:marker-end="Arrowheads_20_5" draw:marker-end-width="0.38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cm" svg:stroke-color="#000000" draw:marker-start-width="0.28cm" draw:marker-end="Arrowheads_20_8" draw:marker-end-width="0.38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color="#ffffff" draw:fill="none" draw:textarea-horizontal-align="justify" draw:textarea-vertical-align="middle" draw:auto-grow-height="false" fo:min-height="1cm" fo:min-width="1cm"/>
      <style:paragraph-properties style:writing-mode="lr-tb"/>
    </style:style>
    <style:style style:name="gr11" style:family="graphic" style:parent-style-name="standard">
      <style:graphic-properties svg:stroke-width="0.05cm" svg:stroke-color="#000000" draw:marker-start-width="0.28cm" draw:marker-end-width="0.28cm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draw:marker-end="Arrowheads_20_10" draw:marker-end-width="0.3cm" draw:fill="none" draw:textarea-vertical-align="middle"/>
    </style:style>
    <style:style style:name="P1" style:family="paragraph">
      <loext:graphic-properties draw:fill="none"/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4.75cm" svg:height="1.75cm" draw:transform="rotate (1.58999494856683) translate (5.896cm 12.421cm)">
          <text:p/>
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3" draw:layer="layout" svg:width="1.25cm" svg:height="1.25cm" svg:x="5.5cm" svg:y="8.405cm">
          <text:p text:style-name="P2">i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5cm" svg:height="1.25cm" svg:x="5.5cm" svg:y="10.605cm">
          <text:p text:style-name="P2">i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5cm" svg:height="1.25cm" svg:x="5.5cm" svg:y="8.405cm">
          <text:p text:style-name="P2">i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" draw:id="id1" draw:layer="layout" svg:width="1.25cm" svg:height="1.25cm" svg:x="6.6cm" svg:y="9.405cm">
          <text:p text:style-name="P2">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25cm" svg:height="3.75cm" svg:x="10.75cm" svg:y="12.6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" draw:id="id2" draw:layer="layout" svg:width="0.75cm" svg:height="0.75cm" svg:x="10.65cm" svg:y="13.105cm">
          <text:p text:style-name="P2">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1.85cm" svg:height="0.75cm" svg:x="10.4cm" svg:y="14.405cm">
          <text:p text:style-name="P2">cl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3" draw:id="id3" draw:layer="layout" svg:width="1.85cm" svg:height="0.75cm" svg:x="11cm" svg:y="15.705cm">
          <text:p text:style-name="P2">rs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0.75cm" svg:height="0.75cm" svg:x="12.35cm" svg:y="13.105cm">
          <text:p text:style-name="P2">q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3" xml:id="id5" draw:id="id5" draw:layer="layout" svg:x1="3.5cm" svg:y1="9.005cm" svg:x2="5.75cm" svg:y2="9.005cm">
          <text:p/>
        </draw:line>
        <draw:line draw:style-name="gr6" draw:text-style-name="P3" draw:layer="layout" svg:x1="3.5cm" svg:y1="11.205cm" svg:x2="5.75cm" svg:y2="11.205cm">
          <text:p/>
        </draw:line>
        <draw:line draw:style-name="gr6" draw:text-style-name="P3" draw:layer="layout" svg:x1="3.5cm" svg:y1="14.705cm" svg:x2="10.75cm" svg:y2="14.655cm">
          <text:p/>
        </draw:line>
        <draw:connector draw:style-name="gr7" draw:text-style-name="P3" draw:layer="layout" svg:x1="7.85cm" svg:y1="10.03cm" svg:x2="10.65cm" svg:y2="13.48cm" draw:start-shape="id1" draw:start-glue-point="1" draw:end-shape="id2" draw:end-glue-point="3" svg:d="M7850 10030h1401v3450h1399" svg:viewBox="0 0 2801 3451">
          <text:p/>
        </draw:connector>
        <draw:connector draw:style-name="gr8" draw:text-style-name="P3" draw:layer="layout" svg:x1="3.613cm" svg:y1="17.411cm" svg:x2="11.925cm" svg:y2="16.455cm" draw:end-shape="id3" draw:end-glue-point="2" svg:d="M3613 17411v-228h8312v-728" svg:viewBox="0 0 8313 957">
          <text:p/>
        </draw:connector>
        <draw:line draw:style-name="gr9" draw:text-style-name="P3" xml:id="id4" draw:id="id4" draw:layer="layout" svg:x1="13cm" svg:y1="13.655cm" svg:x2="16.25cm" svg:y2="13.655cm">
          <text:p/>
        </draw:line>
        <draw:custom-shape draw:style-name="gr2" draw:text-style-name="P3" draw:layer="layout" svg:width="1.25cm" svg:height="1.25cm" svg:x="2.5cm" svg:y="10.505cm">
          <text:p text:style-name="P2">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1.5cm" svg:height="1.25cm" svg:x="2.25cm" svg:y="14.005cm">
          <text:p text:style-name="P2">cl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5cm" svg:height="1.25cm" svg:x="2.5cm" svg:y="16.605cm">
          <text:p text:style-name="P2">rs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5cm" svg:height="1.25cm" svg:x="16.1cm" svg:y="13.005cm">
          <text:p text:style-name="P2">Q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2" draw:layer="layout" draw:line-skew="-4.33cm" svg:x1="14.625cm" svg:y1="13.655cm" svg:x2="3.5cm" svg:y2="9.005cm" draw:start-shape="id4" draw:start-glue-point="0" draw:end-shape="id5" draw:end-glue-point="3" svg:d="M14625 13655v-6655h-11125v2005" svg:viewBox="0 0 11126 6656">
          <text:p/>
        </draw:connector>
        <draw:connector draw:style-name="gr12" draw:text-style-name="P3" draw:layer="layout" svg:x1="3.528cm" svg:y1="13.219cm" svg:x2="6.771cm" svg:y2="12.421cm" draw:end-shape="id6" draw:end-glue-point="3" svg:d="M3528 13219v-136h3243v-662" svg:viewBox="0 0 3244 799">
          <text:p/>
        </draw:connector>
        <draw:custom-shape draw:style-name="gr10" draw:text-style-name="P3" draw:layer="layout" svg:width="1.5cm" svg:height="1.25cm" svg:x="2.25cm" svg:y="12.505cm">
          <text:p text:style-name="P2">en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9-03T22:53:07.926000000</meta:creation-date>
    <dc:date>2023-09-03T22:55:37.099000000</dc:date>
    <meta:editing-duration>PT2M29S</meta:editing-duration>
    <meta:editing-cycles>1</meta:editing-cycles>
    <meta:document-statistic meta:object-count="23"/>
    <meta:generator>LibreOffice/7.5.3.2$Windows_X86_64 LibreOffice_project/9f56dff12ba03b9acd7730a5a481eea045e468f3</meta:generator>
  </office:meta>
</office:document-meta>
</file>